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306.2pt"/>
    </style:style>
    <style:style style:name="co4" style:family="table-column">
      <style:table-column-properties fo:break-before="auto" style:column-width="162.11pt"/>
    </style:style>
    <style:style style:name="co5" style:family="table-column">
      <style:table-column-properties fo:break-before="auto" style:column-width="161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ed1c24" style:text-align-source="fix" style:repeat-content="false" fo:border-left="0.06pt solid #000000" fo:border-right="0.06pt solid #000000" fo:border-top="0.06pt solid #ed1c24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ed1c24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-bottom="0.06pt solid #ed1c24" style:text-align-source="fix" style:repeat-content="false" fo:border-left="0.06pt solid #000000" fo:border-right="0.06pt solid #000000" fo:border-top="0.06pt solid #ed1c24"/>
      <style:paragraph-properties fo:text-align="center" fo:margin-left="0pt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ed1c24"/>
      <style:paragraph-properties fo:text-align="center" fo:margin-left="0pt"/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penServoCAN_Ver_2_BOM_Encoder_Board_V_1_0_1" table:style-name="ta1">
        <table:table-column table:style-name="co1" table:default-cell-style-name="ce5"/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Default"/>
        <table:table-row table:style-name="ro1"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hopping Link</text:p>
          </table:table-cell>
          <table:table-cell table:style-name="ce4" office:value-type="string" calcext:value-type="string">
            <text:p>Datasheet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GCM155R71H104KE02J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office:value-type="string" calcext:value-type="string">
            <text:p><text:a xlink:href="https://www.mouser.de/ProductDetail/Murata-Electronics/GCM155R71H104KE02J/?qs=hNud%2FORuBR1wlwGPFWBVDg%3D%3D" xlink:type="simple">GCM155R71H104KE02J</text:a></text:p>
          </table:table-cell>
          <table:table-cell office:value-type="string" calcext:value-type="string">
            <text:p><text:a xlink:href="https://www.mouser.de/datasheet/2/281/murata_03122018_GCM_Series-1310150.pdf" xlink:type="simple">GCM155R71H104KE02J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GRM155R60J106ME15D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office:value-type="string" calcext:value-type="string">
            <text:p><text:a xlink:href="https://www.mouser.de/ProductDetail/Murata-Electronics/GRM155R60J106ME15D/?qs=I53XXhTNm8s65u6%252BR3mHqw%3D%3D" xlink:type="simple">GRM155R60J106ME15D</text:a></text:p>
          </table:table-cell>
          <table:table-cell office:value-type="string" calcext:value-type="string">
            <text:p><text:a xlink:href="https://www.mouser.de/datasheet/2/281/murata_03052018_GRM_Series_1-1310166.pdf" xlink:type="simple">GRM155R60J106ME15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GRM155R60J106ME15D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office:value-type="string" calcext:value-type="string">
            <text:p><text:a xlink:href="https://www.mouser.de/ProductDetail/Murata-Electronics/GRM155R60J106ME15D/?qs=I53XXhTNm8s65u6%252BR3mHqw%3D%3D" xlink:type="simple">GRM155R60J106ME15D</text:a></text:p>
          </table:table-cell>
          <table:table-cell office:value-type="string" calcext:value-type="string">
            <text:p><text:a xlink:href="https://www.mouser.de/datasheet/2/281/murata_03052018_GRM_Series_1-1310166.pdf" xlink:type="simple">GRM155R60J106ME15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GCM155R71H104KE02J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office:value-type="string" calcext:value-type="string">
            <text:p><text:a xlink:href="https://www.mouser.de/ProductDetail/Murata-Electronics/GCM155R71H104KE02J/?qs=hNud%2FORuBR1wlwGPFWBVDg%3D%3D" xlink:type="simple">GCM155R71H104KE02J</text:a></text:p>
          </table:table-cell>
          <table:table-cell office:value-type="string" calcext:value-type="string">
            <text:p><text:a xlink:href="https://www.mouser.de/datasheet/2/281/murata_03122018_GCM_Series-1310150.pdf" xlink:type="simple">GCM155R71H104KE02J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GCM155R71H104KE02J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office:value-type="string" calcext:value-type="string">
            <text:p><text:a xlink:href="https://www.mouser.de/ProductDetail/Murata-Electronics/GCM155R71H104KE02J/?qs=hNud%2FORuBR1wlwGPFWBVDg%3D%3D" xlink:type="simple">GCM155R71H104KE02J</text:a></text:p>
          </table:table-cell>
          <table:table-cell office:value-type="string" calcext:value-type="string">
            <text:p><text:a xlink:href="https://www.mouser.de/datasheet/2/281/murata_03122018_GCM_Series-1310150.pdf" xlink:type="simple">GCM155R71H104KE02J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GCM155R71H104KE02J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office:value-type="string" calcext:value-type="string">
            <text:p><text:a xlink:href="https://www.mouser.de/ProductDetail/Murata-Electronics/GCM155R71H104KE02J/?qs=hNud%2FORuBR1wlwGPFWBVDg%3D%3D" xlink:type="simple">GCM155R71H104KE02J</text:a></text:p>
          </table:table-cell>
          <table:table-cell office:value-type="string" calcext:value-type="string">
            <text:p><text:a xlink:href="https://www.mouser.de/datasheet/2/281/murata_03122018_GCM_Series-1310150.pdf" xlink:type="simple">GCM155R71H104KE02J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GCM155R71H104KE02J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office:value-type="string" calcext:value-type="string">
            <text:p><text:a xlink:href="https://www.mouser.de/ProductDetail/Murata-Electronics/GCM155R71H104KE02J/?qs=hNud%2FORuBR1wlwGPFWBVDg%3D%3D" xlink:type="simple">GCM155R71H104KE02J</text:a></text:p>
          </table:table-cell>
          <table:table-cell office:value-type="string" calcext:value-type="string">
            <text:p><text:a xlink:href="https://www.mouser.de/datasheet/2/281/murata_03122018_GCM_Series-1310150.pdf" xlink:type="simple">GCM155R71H104KE02J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GRM155R60J106ME15D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office:value-type="string" calcext:value-type="string">
            <text:p><text:a xlink:href="https://www.mouser.de/ProductDetail/Murata-Electronics/GRM155R60J106ME15D/?qs=I53XXhTNm8s65u6%252BR3mHqw%3D%3D" xlink:type="simple">GRM155R60J106ME15D</text:a></text:p>
          </table:table-cell>
          <table:table-cell office:value-type="string" calcext:value-type="string">
            <text:p><text:a xlink:href="https://www.mouser.de/datasheet/2/281/murata_03052018_GRM_Series_1-1310166.pdf" xlink:type="simple">GRM155R60J106ME15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GCM155R71H104KE02J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office:value-type="string" calcext:value-type="string">
            <text:p><text:a xlink:href="https://www.mouser.de/ProductDetail/Murata-Electronics/GCM155R71H104KE02J/?qs=hNud%2FORuBR1wlwGPFWBVDg%3D%3D" xlink:type="simple">GCM155R71H104KE02J</text:a></text:p>
          </table:table-cell>
          <table:table-cell office:value-type="string" calcext:value-type="string">
            <text:p><text:a xlink:href="https://www.mouser.de/datasheet/2/281/murata_03122018_GCM_Series-1310150.pdf" xlink:type="simple">GCM155R71H104KE02J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10</text:p>
          </table:table-cell>
          <table:table-cell table:number-columns-repeated="2" office:value-type="string" calcext:value-type="string">
            <text:p>DMS3R3224R</text:p>
          </table:table-cell>
          <table:table-cell office:value-type="string" calcext:value-type="string">
            <text:p>DMS_3R3_S_CAP</text:p>
          </table:table-cell>
          <table:table-cell office:value-type="string" calcext:value-type="string">
            <text:p>DMS 3R3 0.2 - 0.3 F @ 3V3 6.8X1.8 Coin Super Cap</text:p>
          </table:table-cell>
          <table:table-cell office:value-type="string" calcext:value-type="string">
            <text:p><text:a xlink:href="https://www.reichelt.com/smd-superkondensator-0-22-f-3-3-v-1000-h-ko-dms3r3224r-p244465.html" xlink:type="simple">DMS3R3224R</text:a></text:p>
          </table:table-cell>
          <table:table-cell office:value-type="string" calcext:value-type="string">
            <text:p><text:a xlink:href="https://cdn-reichelt.de/documents/datenblatt/B300/DMS.pdf" xlink:type="simple">DMS3R3224R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GCM155R71H104KE02J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office:value-type="string" calcext:value-type="string">
            <text:p><text:a xlink:href="https://www.mouser.de/ProductDetail/Murata-Electronics/GCM155R71H104KE02J/?qs=hNud%2FORuBR1wlwGPFWBVDg%3D%3D" xlink:type="simple">GCM155R71H104KE02J</text:a></text:p>
          </table:table-cell>
          <table:table-cell office:value-type="string" calcext:value-type="string">
            <text:p><text:a xlink:href="https://www.mouser.de/datasheet/2/281/murata_03122018_GCM_Series-1310150.pdf" xlink:type="simple">GCM155R71H104KE02J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GCM155R71H104KE02J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office:value-type="string" calcext:value-type="string">
            <text:p><text:a xlink:href="https://www.mouser.de/ProductDetail/Murata-Electronics/GCM155R71H104KE02J/?qs=hNud%2FORuBR1wlwGPFWBVDg%3D%3D" xlink:type="simple">GCM155R71H104KE02J</text:a></text:p>
          </table:table-cell>
          <table:table-cell office:value-type="string" calcext:value-type="string">
            <text:p><text:a xlink:href="https://www.mouser.de/datasheet/2/281/murata_03122018_GCM_Series-1310150.pdf" xlink:type="simple">GCM155R71H104KE02J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301</text:p>
          </table:table-cell>
          <table:table-cell table:number-columns-repeated="2" office:value-type="string" calcext:value-type="string">
            <text:p>AS5048A-HTSP-500</text:p>
          </table:table-cell>
          <table:table-cell office:value-type="string" calcext:value-type="string">
            <text:p>TSSOP-14</text:p>
          </table:table-cell>
          <table:table-cell office:value-type="string" calcext:value-type="string">
            <text:p>14-bit Angular Position Sensor</text:p>
          </table:table-cell>
          <table:table-cell office:value-type="string" calcext:value-type="string">
            <text:p><text:a xlink:href="https://www.mouser.de/ProductDetail/ams/AS5048A-HTSP-500/?qs=YVUHYZFLFLutJ5C0elRlwQ%3D%3D" xlink:type="simple">AS5048A-HTSP-500</text:a></text:p>
          </table:table-cell>
          <table:table-cell office:value-type="string" calcext:value-type="string">
            <text:p><text:a xlink:href="https://www.mouser.de/datasheet/2/588/AS5048_DS000298_4-00-1100510.pdf" xlink:type="simple">AS5048A-HTSP-500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302</text:p>
          </table:table-cell>
          <table:table-cell table:number-columns-repeated="2" office:value-type="string" calcext:value-type="string">
            <text:p>SN74LV1T126DCKRG4 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Buffer Gate with 3-State Output</text:p>
          </table:table-cell>
          <table:table-cell office:value-type="string" calcext:value-type="string">
            <text:p><text:a xlink:href="https://www.mouser.de/ProductDetail/Texas-Instruments/SN74LV1T126DCKRG4/?qs=qSfuJ%252Bfl%2Fd7XMpUR4BtXdA%3D%3D" xlink:type="simple">SN74LV1T126DCKRG4</text:a></text:p>
          </table:table-cell>
          <table:table-cell office:value-type="string" calcext:value-type="string">
            <text:p><text:a xlink:href="https://www.ti.com/lit/ds/symlink/sn74lv1t126.pdf" xlink:type="simple">SN74LV1T126DCKRG4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303</text:p>
          </table:table-cell>
          <table:table-cell table:number-columns-repeated="2" office:value-type="string" calcext:value-type="string">
            <text:p>SN74LV1T126DCKRG4 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Buffer Gate with 3-State Output</text:p>
          </table:table-cell>
          <table:table-cell office:value-type="string" calcext:value-type="string">
            <text:p><text:a xlink:href="https://www.mouser.de/ProductDetail/Texas-Instruments/SN74LV1T126DCKRG4/?qs=qSfuJ%252Bfl%2Fd7XMpUR4BtXdA%3D%3D" xlink:type="simple">SN74LV1T126DCKRG4</text:a></text:p>
          </table:table-cell>
          <table:table-cell office:value-type="string" calcext:value-type="string">
            <text:p><text:a xlink:href="https://www.ti.com/lit/ds/symlink/sn74lv1t126.pdf" xlink:type="simple">SN74LV1T126DCKRG4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304</text:p>
          </table:table-cell>
          <table:table-cell table:number-columns-repeated="2" office:value-type="string" calcext:value-type="string">
            <text:p>SN74LV1T126DCKRG4 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Buffer Gate with 3-State Output</text:p>
          </table:table-cell>
          <table:table-cell office:value-type="string" calcext:value-type="string">
            <text:p><text:a xlink:href="https://www.mouser.de/ProductDetail/Texas-Instruments/SN74LV1T126DCKRG4/?qs=qSfuJ%252Bfl%2Fd7XMpUR4BtXdA%3D%3D" xlink:type="simple">SN74LV1T126DCKRG4</text:a></text:p>
          </table:table-cell>
          <table:table-cell office:value-type="string" calcext:value-type="string">
            <text:p><text:a xlink:href="https://www.ti.com/lit/ds/symlink/sn74lv1t126.pdf" xlink:type="simple">SN74LV1T126DCKRG4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305</text:p>
          </table:table-cell>
          <table:table-cell table:number-columns-repeated="2" office:value-type="string" calcext:value-type="string">
            <text:p>SN74LV1T126DCKRG4 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Buffer Gate with 3-State Output</text:p>
          </table:table-cell>
          <table:table-cell office:value-type="string" calcext:value-type="string">
            <text:p><text:a xlink:href="https://www.mouser.de/ProductDetail/Texas-Instruments/SN74LV1T126DCKRG4/?qs=qSfuJ%252Bfl%2Fd7XMpUR4BtXdA%3D%3D" xlink:type="simple">SN74LV1T126DCKRG4</text:a></text:p>
          </table:table-cell>
          <table:table-cell office:value-type="string" calcext:value-type="string">
            <text:p><text:a xlink:href="https://www.ti.com/lit/ds/symlink/sn74lv1t126.pdf" xlink:type="simple">SN74LV1T126DCKRG4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306</text:p>
          </table:table-cell>
          <table:table-cell table:number-columns-repeated="2" office:value-type="string" calcext:value-type="string">
            <text:p>TPS79933QDDCRQ1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LDO 3.3V Voltage Regulators 200mA Output</text:p>
          </table:table-cell>
          <table:table-cell office:value-type="string" calcext:value-type="string">
            <text:p><text:a xlink:href="https://www.mouser.de/ProductDetail/Texas-Instruments/TPS79933QDDCRQ1/?qs=O3wcJz4o8IfzUKU6paImvQ%3D%3D" xlink:type="simple">TPS79933QDDCRQ1</text:a></text:p>
          </table:table-cell>
          <table:table-cell office:value-type="string" calcext:value-type="string">
            <text:p><text:a xlink:href="https://www.ti.com/lit/ds/symlink/tps799-q1.pdf" xlink:type="simple">TPS79933QDDCRQ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1</text:p>
          </table:table-cell>
          <table:table-cell table:number-columns-repeated="3" office:value-type="string" calcext:value-type="string">
            <text:p>10132798-032100LF</text:p>
          </table:table-cell>
          <table:table-cell office:value-type="string" calcext:value-type="string">
            <text:p>Amphenol BergStak ® 0.5mm Mezzanine Connector</text:p>
          </table:table-cell>
          <table:table-cell office:value-type="string" calcext:value-type="string">
            <text:p><text:a xlink:href="https://www.mouser.de/ProductDetail/Amphenol-FCI/10132798-032100LF/?qs=%2Fha2pyFadugz%2F%252BLmXbNFKwwgRIbfynjYqHRO50weIjRukjBh0BSLL9UlQUJ7K0p3" xlink:type="simple">10132798-032100LF</text:a></text:p>
          </table:table-cell>
          <table:table-cell office:value-type="string" calcext:value-type="string">
            <text:p><text:a xlink:href="https://www.amphenol-icc.com/media/wysiwyg/files/documentation/datasheet/boardwiretoboard/bwb_bergstak_05mm_mezzanine.pdf" xlink:type="simple">10132798-032100LF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1003X/?qs=sGAEpiMZZMtlubZbdhIBIHcx2Q2RnT7K1YMPDp9rJM8%3D" xlink:type="simple">ERJ-2RKF1003X</text:a></text:p>
          </table:table-cell>
          <table:table-cell office:value-type="string" calcext:value-type="string">
            <text:p><text:a xlink:href="https://www.mouser.de/datasheet/2/315/AOA0000C304-1149620.pdf" xlink:type="simple">ERJ-2RKF1003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1003X/?qs=sGAEpiMZZMtlubZbdhIBIHcx2Q2RnT7K1YMPDp9rJM8%3D" xlink:type="simple">ERJ-2RKF1003X</text:a></text:p>
          </table:table-cell>
          <table:table-cell office:value-type="string" calcext:value-type="string">
            <text:p><text:a xlink:href="https://www.mouser.de/datasheet/2/315/AOA0000C304-1149620.pdf" xlink:type="simple">ERJ-2RKF1003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1003X/?qs=sGAEpiMZZMtlubZbdhIBIHcx2Q2RnT7K1YMPDp9rJM8%3D" xlink:type="simple">ERJ-2RKF1003X</text:a></text:p>
          </table:table-cell>
          <table:table-cell office:value-type="string" calcext:value-type="string">
            <text:p><text:a xlink:href="https://www.mouser.de/datasheet/2/315/AOA0000C304-1149620.pdf" xlink:type="simple">ERJ-2RKF1003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1003X/?qs=sGAEpiMZZMtlubZbdhIBIHcx2Q2RnT7K1YMPDp9rJM8%3D" xlink:type="simple">ERJ-2RKF1003X</text:a></text:p>
          </table:table-cell>
          <table:table-cell office:value-type="string" calcext:value-type="string">
            <text:p><text:a xlink:href="https://www.mouser.de/datasheet/2/315/AOA0000C304-1149620.pdf" xlink:type="simple">ERJ-2RKF1003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1003X/?qs=sGAEpiMZZMtlubZbdhIBIHcx2Q2RnT7K1YMPDp9rJM8%3D" xlink:type="simple">ERJ-2RKF1003X</text:a></text:p>
          </table:table-cell>
          <table:table-cell office:value-type="string" calcext:value-type="string">
            <text:p><text:a xlink:href="https://www.mouser.de/datasheet/2/315/AOA0000C304-1149620.pdf" xlink:type="simple">ERJ-2RKF1003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1003X/?qs=sGAEpiMZZMtlubZbdhIBIHcx2Q2RnT7K1YMPDp9rJM8%3D" xlink:type="simple">ERJ-2RKF1003X</text:a></text:p>
          </table:table-cell>
          <table:table-cell office:value-type="string" calcext:value-type="string">
            <text:p><text:a xlink:href="https://www.mouser.de/datasheet/2/315/AOA0000C304-1149620.pdf" xlink:type="simple">ERJ-2RKF1003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1003X/?qs=sGAEpiMZZMtlubZbdhIBIHcx2Q2RnT7K1YMPDp9rJM8%3D" xlink:type="simple">ERJ-2RKF1003X</text:a></text:p>
          </table:table-cell>
          <table:table-cell office:value-type="string" calcext:value-type="string">
            <text:p><text:a xlink:href="https://www.mouser.de/datasheet/2/315/AOA0000C304-1149620.pdf" xlink:type="simple">ERJ-2RKF1003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1003X/?qs=sGAEpiMZZMtlubZbdhIBIHcx2Q2RnT7K1YMPDp9rJM8%3D" xlink:type="simple">ERJ-2RKF1003X</text:a></text:p>
          </table:table-cell>
          <table:table-cell office:value-type="string" calcext:value-type="string">
            <text:p><text:a xlink:href="https://www.mouser.de/datasheet/2/315/AOA0000C304-1149620.pdf" xlink:type="simple">ERJ-2RKF1003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RJ-2RKF47R0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47R0X/?qs=%2Fha2pyFadujciewGcSbxYJNq%2FC43fcmElEy4u8HnHsv9K5OrkQym9w%3D%3D" xlink:type="simple">ERJ-2RKF47R0X</text:a></text:p>
          </table:table-cell>
          <table:table-cell office:value-type="string" calcext:value-type="string">
            <text:p><text:a xlink:href="https://www.mouser.de/datasheet/2/315/AOA0000C304-1149620.pdf" xlink:type="simple">ERJ-2RKF47R0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RJ-2RKF47R0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47R0X/?qs=%2Fha2pyFadujciewGcSbxYJNq%2FC43fcmElEy4u8HnHsv9K5OrkQym9w%3D%3D" xlink:type="simple">ERJ-2RKF47R0X</text:a></text:p>
          </table:table-cell>
          <table:table-cell office:value-type="string" calcext:value-type="string">
            <text:p><text:a xlink:href="https://www.mouser.de/datasheet/2/315/AOA0000C304-1149620.pdf" xlink:type="simple">ERJ-2RKF47R0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RJ-2RKF47R0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47R0X/?qs=%2Fha2pyFadujciewGcSbxYJNq%2FC43fcmElEy4u8HnHsv9K5OrkQym9w%3D%3D" xlink:type="simple">ERJ-2RKF47R0X</text:a></text:p>
          </table:table-cell>
          <table:table-cell office:value-type="string" calcext:value-type="string">
            <text:p><text:a xlink:href="https://www.mouser.de/datasheet/2/315/AOA0000C304-1149620.pdf" xlink:type="simple">ERJ-2RKF47R0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RJ-2RKF47R0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47R0X/?qs=%2Fha2pyFadujciewGcSbxYJNq%2FC43fcmElEy4u8HnHsv9K5OrkQym9w%3D%3D" xlink:type="simple">ERJ-2RKF47R0X</text:a></text:p>
          </table:table-cell>
          <table:table-cell office:value-type="string" calcext:value-type="string">
            <text:p><text:a xlink:href="https://www.mouser.de/datasheet/2/315/AOA0000C304-1149620.pdf" xlink:type="simple">ERJ-2RKF47R0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RJ-2RKF1001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1001X/?qs=%2Fha2pyFadujciewGcSbxYLn2i10r%252BV1kgHn5SmnCWEHXBskElOiuhg%3D%3D" xlink:type="simple">ERJ-2RKF1001X</text:a></text:p>
          </table:table-cell>
          <table:table-cell office:value-type="string" calcext:value-type="string">
            <text:p><text:a xlink:href="https://www.mouser.de/datasheet/2/315/AOA0000C304-1149620.pdf" xlink:type="simple">ERJ-2RKF1001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RJ-2RKF1001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1001X/?qs=%2Fha2pyFadujciewGcSbxYLn2i10r%252BV1kgHn5SmnCWEHXBskElOiuhg%3D%3D" xlink:type="simple">ERJ-2RKF1001X</text:a></text:p>
          </table:table-cell>
          <table:table-cell office:value-type="string" calcext:value-type="string">
            <text:p><text:a xlink:href="https://www.mouser.de/datasheet/2/315/AOA0000C304-1149620.pdf" xlink:type="simple">ERJ-2RKF1001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ERJ-2RKF4700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4700X/?qs=%2Fha2pyFadujciewGcSbxYGZ%252BcOa9o3g4op%252B6NvCcQ%2FvGUO26ukuArg%3D%3D" xlink:type="simple">ERJ-2RKF4700X</text:a></text:p>
          </table:table-cell>
          <table:table-cell office:value-type="string" calcext:value-type="string">
            <text:p><text:a xlink:href="https://www.mouser.de/datasheet/2/315/AOA0000C304-1149620.pdf" xlink:type="simple">ERJ-2RKF4700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J-2RKF10R0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10R0X/?qs=%2Fha2pyFadujciewGcSbxYKkZD0UNv78QITZqfumNZmP4tYzSwHZVug%3D%3D" xlink:type="simple">ERJ-2RKF10R0X</text:a></text:p>
          </table:table-cell>
          <table:table-cell office:value-type="string" calcext:value-type="string">
            <text:p><text:a xlink:href="https://www.mouser.de/datasheet/2/315/AOA0000C304-1149620.pdf" xlink:type="simple">ERJ-2RKF10R0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J-2RKF10R0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10R0X/?qs=%2Fha2pyFadujciewGcSbxYKkZD0UNv78QITZqfumNZmP4tYzSwHZVug%3D%3D" xlink:type="simple">ERJ-2RKF10R0X</text:a></text:p>
          </table:table-cell>
          <table:table-cell office:value-type="string" calcext:value-type="string">
            <text:p><text:a xlink:href="https://www.mouser.de/datasheet/2/315/AOA0000C304-1149620.pdf" xlink:type="simple">ERJ-2RKF10R0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RJ-2RKF1001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office:value-type="string" calcext:value-type="string">
            <text:p><text:a xlink:href="https://www.mouser.de/ProductDetail/Panasonic/ERJ-2RKF1001X/?qs=%2Fha2pyFadujciewGcSbxYLn2i10r%252BV1kgHn5SmnCWEHXBskElOiuhg%3D%3D" xlink:type="simple">ERJ-2RKF1001X</text:a></text:p>
          </table:table-cell>
          <table:table-cell office:value-type="string" calcext:value-type="string">
            <text:p><text:a xlink:href="https://www.mouser.de/datasheet/2/315/AOA0000C304-1149620.pdf" xlink:type="simple">ERJ-2RKF1001X</text:a>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301</text:p>
          </table:table-cell>
          <table:table-cell table:number-columns-repeated="2" table:style-name="ce6" office:value-type="string" calcext:value-type="string">
            <text:p>UMX1NFHATN</text:p>
          </table:table-cell>
          <table:table-cell table:style-name="ce6" office:value-type="string" calcext:value-type="string">
            <text:p>SC-70-6</text:p>
          </table:table-cell>
          <table:table-cell table:style-name="ce6" office:value-type="string" calcext:value-type="string">
            <text:p>Bipolar Transistor Pair ( NPN + NPN )</text:p>
          </table:table-cell>
          <table:table-cell table:style-name="ce9" office:value-type="string" calcext:value-type="string">
            <text:p><text:a xlink:href="https://www.mouser.de/ProductDetail/ROHM-Semiconductor/UMX1NFHATN/?qs=%2Fha2pyFadugVnTfM3lEB56fpafd%252BuZ%252BGVXSd%252Bc7%2Fy56tk17d78t7Cw%3D%3D" xlink:type="simple">UMX1NFHATN</text:a></text:p>
          </table:table-cell>
          <table:table-cell table:style-name="ce9" office:value-type="string" calcext:value-type="string">
            <text:p><text:a xlink:href="https://www.mouser.de/datasheet/2/348/umx1nfha-e-1872402.pdf" xlink:type="simple">UMX1NFHATN</text:a></text:p>
          </table:table-cell>
          <table:table-cell table:number-columns-repeated="2"/>
        </table:table-row>
        <table:table-row table:style-name="ro1">
          <table:table-cell table:style-name="ce2" table:number-columns-repeated="5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90.55pt" fo:page-height="841.89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3:10:37.9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3T17:33:41.027000000</dc:date>
    <meta:editing-duration>P1DT20H50M8S</meta:editing-duration>
    <meta:editing-cycles>9</meta:editing-cycles>
    <meta:generator>LibreOffice/6.0.7.3$Windows_X86_64 LibreOffice_project/dc89aa7a9eabfd848af146d5086077aeed2ae4a5</meta:generator>
    <meta:document-statistic meta:table-count="1" meta:cell-count="273" meta:object-count="0"/>
  </office:meta>
</office:document-meta>
</file>